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f2539" officeooo:paragraph-rsid="000f2539"/>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able_20_Contents">
      <style:text-properties officeooo:rsid="000f2539" officeooo:paragraph-rsid="000f2539"/>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1">Test Report</text:p>
      <text:p text:style-name="P1">Assignment1</text:p>
      <text:p text:style-name="P1">Problem Statement</text:p>
      <text:p text:style-name="P1">Write two separate C program, one for TCP concurrent server (single server handling multiple clients simultaneously, that can be done using fork() system call) and other one for client for the following problem -</text:p>
      <text:list xml:id="list4271016290884796578" text:style-name="L1">
        <text:list-item>
          <text:p text:style-name="P3">Consider two processes, namely P_Request (Client) and P_Search (Server).</text:p>
        </text:list-item>
        <text:list-item>
          <text:p text:style-name="P3">Server waits on a particular port and accepts requests from Client process(es). The server should not stop after serving the request from any client and should wait for other client requests. </text:p>
        </text:list-item>
        <text:list-item>
          <text:p text:style-name="P3">Establish connection between Server and Client.</text:p>
        </text:list-item>
        <text:list-item>
          <text:p text:style-name="P3">Client process reads a string of characters [maximum 30 chars (a-z, A-Z, blank) terminated by “;”] and a search keyword [maximum 5 chars (a-z, A-Z)] and sends to the Server process.</text:p>
        </text:list-item>
        <text:list-item>
          <text:p text:style-name="P3">Server process searches the subsequent occurrences of the keyword (case sensitive) in the input string and returns the number of occurrences (0 or more) of the keyword to the Client process.</text:p>
        </text:list-item>
        <text:list-item>
          <text:p text:style-name="P2">Client displays the input string, keyword and the number of occurrences on the screen.</text:p>
        </text:list-item>
      </text:list>
      <text:p text:style-name="P1"/>
      <table:table table:name="Table1" table:style-name="Table1">
        <table:table-column table:style-name="Table1.A" table:number-columns-repeated="4"/>
        <table:table-row>
          <table:table-cell table:style-name="Table1.A1" office:value-type="string">
            <text:p text:style-name="P4">Test Case</text:p>
          </table:table-cell>
          <table:table-cell table:style-name="Table1.A1" office:value-type="string">
            <text:p text:style-name="P4">Input</text:p>
          </table:table-cell>
          <table:table-cell table:style-name="Table1.A1" office:value-type="string">
            <text:p text:style-name="P4">Output</text:p>
          </table:table-cell>
          <table:table-cell table:style-name="Table1.D1" office:value-type="string">
            <text:p text:style-name="P4">Explaination</text:p>
          </table:table-cell>
        </table:table-row>
        <table:table-row>
          <table:table-cell table:style-name="Table1.A2" office:value-type="string">
            <text:p text:style-name="P4">Incorrect Host Address</text:p>
          </table:table-cell>
          <table:table-cell table:style-name="Table1.A2" office:value-type="string">
            <text:p text:style-name="P4">IP Address: ABCD</text:p>
          </table:table-cell>
          <table:table-cell table:style-name="Table1.A2" office:value-type="string">
            <text:p text:style-name="P4">HOST NOT FOUND</text:p>
          </table:table-cell>
          <table:table-cell table:style-name="Table1.D2" office:value-type="string">
            <text:p text:style-name="P4">When server has started and client wants to connect to a specific server, it has to supply correct IP Address or host name, otherwise there is an Error</text:p>
          </table:table-cell>
        </table:table-row>
        <table:table-row>
          <table:table-cell table:style-name="Table1.A2" office:value-type="string">
            <text:p text:style-name="P4">Blank Text or Text without Semicolon.</text:p>
          </table:table-cell>
          <table:table-cell table:style-name="Table1.A2" office:value-type="string">
            <text:p text:style-name="P4">Empty string</text:p>
            <text:p text:style-name="P4">OR</text:p>
            <text:p text:style-name="P4">String without Semicolon</text:p>
          </table:table-cell>
          <table:table-cell table:style-name="Table1.A2" office:value-type="string">
            <text:p text:style-name="P4">Error! Semicolon Missing</text:p>
          </table:table-cell>
          <table:table-cell table:style-name="Table1.D2" office:value-type="string">
            <text:p text:style-name="P4">Since Input is Expected to be text seperated pattern by semicolon, it is compulsory to have semicolon. Sent from Client will be checked by server and corresponding Error message is sent to Client</text:p>
          </table:table-cell>
        </table:table-row>
        <table:table-row>
          <table:table-cell table:style-name="Table1.A2" office:value-type="string">
            <text:p text:style-name="P4">Text Or Pattern Contains Special symbols</text:p>
          </table:table-cell>
          <table:table-cell table:style-name="Table1.A2" office:value-type="string">
            <text:p text:style-name="P4">ABCD#;AB</text:p>
            <text:p text:style-name="P4">OR</text:p>
            <text:p text:style-name="P4">ABCD;%d</text:p>
          </table:table-cell>
          <table:table-cell table:style-name="Table1.A2" office:value-type="string">
            <text:p text:style-name="P4">Error! Text Contains Special Symbols </text:p>
            <text:p text:style-name="P4"/>
            <text:p text:style-name="P4">Error! Pattern Contains Special Symbols</text:p>
          </table:table-cell>
          <table:table-cell table:style-name="Table1.D2" office:value-type="string">
            <text:p text:style-name="P4">Since It is expected that text and pattern should contain only a-zA-Z and blank space for text, so special symbols are not allowed</text:p>
          </table:table-cell>
        </table:table-row>
        <text:soft-page-break/>
        <table:table-row>
          <table:table-cell table:style-name="Table1.A2" office:value-type="string">
            <text:p text:style-name="P4">Pattern Containing Space</text:p>
          </table:table-cell>
          <table:table-cell table:style-name="Table1.A2" office:value-type="string">
            <text:p text:style-name="P4">ABCDEF;AB CD</text:p>
          </table:table-cell>
          <table:table-cell table:style-name="Table1.A2" office:value-type="string">
            <text:p text:style-name="P4">Error! Pattern Contains Symbols Other than a-zA-Z</text:p>
          </table:table-cell>
          <table:table-cell table:style-name="Table1.D2" office:value-type="string">
            <text:p text:style-name="P4">Space is not allowed in pattern</text:p>
          </table:table-cell>
        </table:table-row>
        <table:table-row>
          <table:table-cell table:style-name="Table1.A2" office:value-type="string">
            <text:p text:style-name="P4">Text length is expected to be less than or equal to 30</text:p>
          </table:table-cell>
          <table:table-cell table:style-name="Table1.A2" office:value-type="string">
            <text:p text:style-name="P4">AAAAAAAAAAAAAAAAAAAAAAAAAAAAAAAA;AA</text:p>
          </table:table-cell>
          <table:table-cell table:style-name="Table1.A2" office:value-type="string">
            <text:p text:style-name="P4">Text Length Exceeds 30 Characters</text:p>
          </table:table-cell>
          <table:table-cell table:style-name="Table1.D2" office:value-type="string">
            <text:p text:style-name="P4">As per Expectation only 30 character length is expected for Text</text:p>
          </table:table-cell>
        </table:table-row>
        <table:table-row>
          <table:table-cell table:style-name="Table1.A2" office:value-type="string">
            <text:p text:style-name="P4">Pattern lenght upto 5 characters</text:p>
          </table:table-cell>
          <table:table-cell table:style-name="Table1.A2" office:value-type="string">
            <text:p text:style-name="P4">AAA;AAAAAA</text:p>
          </table:table-cell>
          <table:table-cell table:style-name="Table1.A2" office:value-type="string">
            <text:p text:style-name="P4">Pattern length Exceeds 5 characters</text:p>
          </table:table-cell>
          <table:table-cell table:style-name="Table1.D2" office:value-type="string">
            <text:p text:style-name="P4">As per expectation only 5 character lenght is expected for Pattern</text:p>
          </table:table-cell>
        </table:table-row>
        <table:table-row>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D2" office:value-type="string">
            <text:p text:style-name="P4"/>
          </table:table-cell>
        </table:table-row>
        <table:table-row>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D2" office:value-type="string">
            <text:p text:style-name="P4"/>
          </table:table-cell>
        </table:table-row>
        <table:table-row>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D2" office:value-type="string">
            <text:p text:style-name="P4"/>
          </table:table-cell>
        </table:table-row>
        <table:table-row>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D2" office:value-type="string">
            <text:p text:style-name="P4"/>
          </table:table-cell>
        </table:table-row>
        <table:table-row>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D2" office:value-type="string">
            <text:p text:style-name="P4"/>
          </table:table-cell>
        </table:table-row>
        <table:table-row>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D2" office:value-type="string">
            <text:p text:style-name="P4"/>
          </table:table-cell>
        </table:table-row>
        <table:table-row>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D2" office:value-type="string">
            <text:p text:style-name="P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5T19:49:55.269381417</meta:creation-date>
    <dc:date>2017-01-15T20:06:00.393668588</dc:date>
    <meta:editing-duration>PT4S</meta:editing-duration>
    <meta:editing-cycles>1</meta:editing-cycles>
    <meta:document-statistic meta:table-count="1" meta:image-count="0" meta:object-count="0" meta:page-count="2" meta:paragraph-count="43" meta:word-count="368" meta:character-count="2262" meta:non-whitespace-character-count="1941"/>
    <meta:generator>LibreOffice/4.2.8.2$Linux_X86_64 LibreOffice_project/420m0$Build-2</meta:generator>
  </office:meta>
</office:document-meta>
</file>